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FE000007EA8C4B9D0396C292C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stroke="dash" draw:stroke-dash="Ultrafine_20_2_20_Dots_20_3_20_Dashes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6.361cm" svg:height="25.939cm" svg:x="2.546cm" svg:y="1.001cm">
          <draw:image xlink:href="Pictures/10000201000004FE000007EA8C4B9D0396C292C4.png" xlink:type="simple" xlink:show="embed" xlink:actuate="onLoad">
            <text:p/>
          </draw:image>
        </draw:frame>
        <draw:line draw:style-name="gr2" draw:text-style-name="P2" draw:layer="layout" svg:x1="0cm" svg:y1="13.827cm" svg:x2="21.59cm" svg:y2="13.82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04T17:01:22.469311261</meta:creation-date>
    <dc:date>2018-09-04T17:02:49.089563707</dc:date>
    <meta:editing-duration>PT1M26S</meta:editing-duration>
    <meta:editing-cycles>2</meta:editing-cycles>
    <meta:generator>LibreOffice/5.4.6.2$Linux_X86_64 LibreOffice_project/40m0$Build-2</meta:generator>
    <meta:document-statistic meta:object-count="2"/>
  </office:meta>
</office:document-meta>
</file>